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052" officeooo:paragraph-rsid="000e1052"/>
    </style:style>
    <style:style style:name="P2" style:family="paragraph" style:parent-style-name="Standard">
      <style:text-properties fo:font-weight="bold" officeooo:rsid="000e1052" officeooo:paragraph-rsid="000e1052" style:font-weight-asian="bold" style:font-weight-complex="bold"/>
    </style:style>
    <style:style style:name="P3" style:family="paragraph" style:parent-style-name="Standard">
      <style:paragraph-properties fo:text-align="center" style:justify-single-word="false"/>
      <style:text-properties fo:font-size="18pt" fo:font-weight="bold" officeooo:rsid="000e1052" officeooo:paragraph-rsid="000e1052" style:font-size-asian="18pt" style:font-weight-asian="bold" style:font-size-complex="18pt" style:font-weight-complex="bold"/>
    </style:style>
    <style:style style:name="P4" style:family="paragraph" style:parent-style-name="Standard">
      <style:text-properties fo:font-weight="normal" officeooo:rsid="000e1052" officeooo:paragraph-rsid="000e1052"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simulaattori tulospalvelu </text:p>
      <text:p text:style-name="P1"/>
      <text:p text:style-name="P2">Johdanto </text:p>
      <text:p text:style-name="P2"/>
      <text:p text:style-name="P1">Autosimulaattori tulospalvelun tehtävänä on pitää yllä eri sarjojen kisojen lopputuloksia. Tulospalvelusta voi katsoa sarjan kokonaistilanteen sekä yksittäisen kisan tulokset. Myöskin yksittäisen kilpailijan tuloksia voi katsoa. Järjestelmän tarkoitus on helpottaa tuloksien ylläpitoa siten, että käyttäjä voi syöttää tulokset ja pistetaulukot yms. päivittyvät sen mukaan.<text:line-break/></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22:20:38.074555709</meta:creation-date>
    <dc:date>2015-09-06T20:32:54.878056970</dc:date>
    <meta:editing-duration>P0D</meta:editing-duration>
    <meta:editing-cycles>2</meta:editing-cycles>
    <meta:generator>LibreOffice/4.2.8.2$Linux_X86_64 LibreOffice_project/420m0$Build-2</meta:generator>
    <meta:document-statistic meta:table-count="0" meta:image-count="0" meta:object-count="0" meta:page-count="1" meta:paragraph-count="3" meta:word-count="46" meta:character-count="412" meta:non-whitespace-character-count="366"/>
  </office:meta>
</office:document-meta>
</file>